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208" calcext:value-type="float">
            <text:p>89.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96" calcext:value-type="float">
            <text:p>89.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896" calcext:value-type="float">
            <text:p>90.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096" calcext:value-type="float">
            <text:p>91.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872" calcext:value-type="float">
            <text:p>92.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464" calcext:value-type="float">
            <text:p>90.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448" calcext:value-type="float">
            <text:p>92.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48" calcext:value-type="float">
            <text:p>93.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1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832" calcext:value-type="float">
            <text:p>100.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52" calcext:value-type="float">
            <text:p>102.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72" calcext:value-type="float">
            <text:p>103.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76" calcext:value-type="float">
            <text:p>106.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088" calcext:value-type="float">
            <text:p>113.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428" calcext:value-type="float">
            <text:p>113.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1608" calcext:value-type="float">
            <text:p>113.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944" calcext:value-type="float">
            <text:p>113.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9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8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8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848111334901</text:p>
          </table:table-cell>
          <table:table-cell office:value-type="string" calcext:value-type="string">
            <text:p>D-01-08 30DAA <text:s/>PZ1</text:p>
          </table:table-cell>
          <table:table-cell office:value-type="string" calcext:value-type="string">
            <text:p>198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